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ce9178" loext:opacity="100%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fo:background-color="#1f1f1f" loext:char-shading-value="0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4fc1ff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6a9955" loext:opacity="100%"/>
    </style:style>
    <style:style style:name="T11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 let cards = [];</text:p>
      <text:p text:style-name="P3"><text:span text:style-name="T1">let</text:span><text:span text:style-name="T2"> </text:span><text:span text:style-name="T4">titles</text:span><text:span text:style-name="T2"> </text:span><text:span text:style-name="T5">=</text:span><text:span text:style-name="T2"> [];</text:span></text:p>
      <text:p text:style-name="P3"><text:span text:style-name="T1">let</text:span><text:span text:style-name="T2"> </text:span><text:span text:style-name="T4">notes</text:span><text:span text:style-name="T2"> </text:span><text:span text:style-name="T5">=</text:span><text:span text:style-name="T2"> [];</text:span></text:p>
      <text:p text:style-name="P2">// let deletedCards = [];</text:p>
      <text:p text:style-name="Standard"/>
      <text:p text:style-name="P3"><text:span text:style-name="T6">load</text:span><text:span text:style-name="T2">();</text:span></text:p>
      <text:p text:style-name="Standard"/>
      <text:p text:style-name="P3"><text:span text:style-name="T1">function</text:span><text:span text:style-name="T2"> </text:span><text:span text:style-name="T6">load</text:span><text:span text:style-name="T2">() {</text:span></text:p>
      <text:p text:style-name="P3"><text:span text:style-name="T2">  </text:span><text:span text:style-name="T1">let</text:span><text:span text:style-name="T2"> </text:span><text:span text:style-name="T4">notesAsText</text:span><text:span text:style-name="T2"> </text:span><text:span text:style-name="T5">=</text:span><text:span text:style-name="T2"> </text:span><text:span text:style-name="T4">localStorage</text:span><text:span text:style-name="T2">.</text:span><text:span text:style-name="T6">getItem</text:span><text:span text:style-name="T2">(</text:span><text:span text:style-name="T4">notes</text:span><text:span text:style-name="T2">);</text:span></text:p>
      <text:p text:style-name="P3"><text:span text:style-name="T2">  </text:span><text:span text:style-name="T1">let</text:span><text:span text:style-name="T2"> </text:span><text:span text:style-name="T4">titlesAsText</text:span><text:span text:style-name="T2"> </text:span><text:span text:style-name="T5">=</text:span><text:span text:style-name="T2"> </text:span><text:span text:style-name="T4">localStorage</text:span><text:span text:style-name="T2">.</text:span><text:span text:style-name="T6">getItem</text:span><text:span text:style-name="T2">(</text:span><text:span text:style-name="T4">titles</text:span><text:span text:style-name="T2">);</text:span></text:p>
      <text:p text:style-name="P3"><text:span text:style-name="T2">  </text:span><text:span text:style-name="T7">if</text:span><text:span text:style-name="T2"> (</text:span><text:span text:style-name="T4">notesAsText</text:span><text:span text:style-name="T2"> </text:span><text:span text:style-name="T5">&amp;&amp;</text:span><text:span text:style-name="T2"> </text:span><text:span text:style-name="T4">titlesAsText</text:span><text:span text:style-name="T2">) {</text:span></text:p>
      <text:p text:style-name="P3"><text:span text:style-name="T2">    </text:span><text:span text:style-name="T4">notes</text:span><text:span text:style-name="T2"> </text:span><text:span text:style-name="T5">=</text:span><text:span text:style-name="T2"> </text:span><text:span text:style-name="T8">JASON</text:span><text:span text:style-name="T2">.</text:span><text:span text:style-name="T6">parse</text:span><text:span text:style-name="T2">(</text:span><text:span text:style-name="T4">notesAsText</text:span><text:span text:style-name="T2">);</text:span></text:p>
      <text:p text:style-name="P3"><text:span text:style-name="T2">    </text:span><text:span text:style-name="T4">titles</text:span><text:span text:style-name="T2"> </text:span><text:span text:style-name="T5">=</text:span><text:span text:style-name="T2"> </text:span><text:span text:style-name="T8">JASON</text:span><text:span text:style-name="T2">.</text:span><text:span text:style-name="T6">parse</text:span><text:span text:style-name="T2">(</text:span><text:span text:style-name="T4">titlesAsText</text:span><text:span text:style-name="T2">);</text:span></text:p>
      <text:p text:style-name="P4">  }</text:p>
      <text:p text:style-name="P4">}</text:p>
      <text:p text:style-name="Standard"/>
      <text:p text:style-name="P3"><text:span text:style-name="T1">function</text:span><text:span text:style-name="T2"> </text:span><text:span text:style-name="T6">renderCards</text:span><text:span text:style-name="T2">() {</text:span></text:p>
      <text:p text:style-name="P3"><text:span text:style-name="T2">  </text:span><text:span text:style-name="T4">document</text:span><text:span text:style-name="T2">.</text:span><text:span text:style-name="T6">getElementById</text:span><text:span text:style-name="T2">(</text:span><text:span text:style-name="T9">"notesContainer"</text:span><text:span text:style-name="T2">).</text:span><text:span text:style-name="T4">innerHTML</text:span><text:span text:style-name="T2"> </text:span><text:span text:style-name="T5">=</text:span><text:span text:style-name="T2"> </text:span><text:span text:style-name="T9">""</text:span><text:span text:style-name="T2">;</text:span></text:p>
      <text:p text:style-name="Standard"/>
      <text:p text:style-name="P3"><text:span text:style-name="T2">  </text:span><text:span text:style-name="T6">addToArrayTitles</text:span><text:span text:style-name="T2">();</text:span></text:p>
      <text:p text:style-name="Standard"/>
      <text:p text:style-name="P3"><text:span text:style-name="T2">  </text:span><text:span text:style-name="T6">addToArrayNotes</text:span><text:span text:style-name="T2">();</text:span></text:p>
      <text:p text:style-name="Standard"/>
      <text:p text:style-name="P3"><text:span text:style-name="T2">  </text:span><text:span text:style-name="T10">// addToArrayCards();</text:span></text:p>
      <text:p text:style-name="Standard"/>
      <text:p text:style-name="P3"><text:span text:style-name="T2">  </text:span><text:span text:style-name="T7">for</text:span><text:span text:style-name="T2"> (</text:span><text:span text:style-name="T1">let</text:span><text:span text:style-name="T2"> </text:span><text:span text:style-name="T4">i</text:span><text:span text:style-name="T2"> </text:span><text:span text:style-name="T5">=</text:span><text:span text:style-name="T2"> </text:span><text:span text:style-name="T11">0</text:span><text:span text:style-name="T2">; </text:span><text:span text:style-name="T4">i</text:span><text:span text:style-name="T2"> </text:span><text:span text:style-name="T5">&lt;</text:span><text:span text:style-name="T2"> </text:span><text:span text:style-name="T4">titles</text:span><text:span text:style-name="T2">.</text:span><text:span text:style-name="T4">length</text:span><text:span text:style-name="T2">; </text:span><text:span text:style-name="T4">i</text:span><text:span text:style-name="T5">++</text:span><text:span text:style-name="T2">) {</text:span></text:p>
      <text:p text:style-name="P3"><text:span text:style-name="T2">    </text:span><text:span text:style-name="T4">document</text:span><text:span text:style-name="T2">.</text:span><text:span text:style-name="T6">getElementById</text:span><text:span text:style-name="T2">(</text:span><text:span text:style-name="T9">"notesContainer"</text:span><text:span text:style-name="T2">).</text:span><text:span text:style-name="T4">innerHTML</text:span><text:span text:style-name="T2"> </text:span><text:span text:style-name="T5">+=</text:span><text:span text:style-name="T2"> </text:span><text:span text:style-name="T9">` &lt;div</text:span></text:p>
      <text:p text:style-name="P5">    id="noteCard"</text:p>
      <text:p text:style-name="P5">    class="note_card"</text:p>
      <text:p text:style-name="P5">  &gt;</text:p>
      <text:p text:style-name="P3"><text:span text:style-name="T9">    &lt;h2 id="inputTitle"&gt;</text:span><text:span text:style-name="T1">${</text:span><text:span text:style-name="T4">titles</text:span><text:span text:style-name="T5">[</text:span><text:span text:style-name="T4">i</text:span><text:span text:style-name="T5">]</text:span><text:span text:style-name="T1">}</text:span><text:span text:style-name="T9">&lt;/h2&gt;</text:span></text:p>
      <text:p text:style-name="P3"><text:span text:style-name="T9">    &lt;p id="inputNote"&gt;</text:span><text:span text:style-name="T1">${</text:span><text:span text:style-name="T4">notes</text:span><text:span text:style-name="T5">[</text:span><text:span text:style-name="T4">i</text:span><text:span text:style-name="T5">]</text:span><text:span text:style-name="T1">}</text:span><text:span text:style-name="T9">&lt;/p&gt;</text:span></text:p>
      <text:p text:style-name="P3"><text:span text:style-name="T9">    &lt;button type="button" onclick="deleteCard(</text:span><text:span text:style-name="T1">${</text:span><text:span text:style-name="T4">i</text:span><text:span text:style-name="T1">}</text:span><text:span text:style-name="T9">)"&gt;Löschen&lt;/button&gt;</text:span></text:p>
      <text:p text:style-name="P3"><text:span text:style-name="T9">  &lt;/div&gt;`</text:span><text:span text:style-name="T2">;</text:span></text:p>
      <text:p text:style-name="P4">  }</text:p>
      <text:p text:style-name="Standard"/>
      <text:p text:style-name="P3"><text:span text:style-name="T2">  </text:span><text:span text:style-name="T4">document</text:span><text:span text:style-name="T2">.</text:span><text:span text:style-name="T6">getElementById</text:span><text:span text:style-name="T2">(</text:span><text:span text:style-name="T9">"inputTitle"</text:span><text:span text:style-name="T2">).</text:span><text:span text:style-name="T4">value</text:span><text:span text:style-name="T2"> </text:span><text:span text:style-name="T5">=</text:span><text:span text:style-name="T2"> </text:span><text:span text:style-name="T9">``</text:span><text:span text:style-name="T2">;</text:span></text:p>
      <text:p text:style-name="Standard"/>
      <text:p text:style-name="P3"><text:span text:style-name="T2">  </text:span><text:span text:style-name="T4">document</text:span><text:span text:style-name="T2">.</text:span><text:span text:style-name="T6">getElementById</text:span><text:span text:style-name="T2">(</text:span><text:span text:style-name="T9">"inputNote"</text:span><text:span text:style-name="T2">).</text:span><text:span text:style-name="T4">value</text:span><text:span text:style-name="T2"> </text:span><text:span text:style-name="T5">=</text:span><text:span text:style-name="T2"> </text:span><text:span text:style-name="T9">``</text:span><text:span text:style-name="T2">;</text:span></text:p>
      <text:p text:style-name="P4">}</text:p>
      <text:p text:style-name="Standard"/>
      <text:p text:style-name="P3"><text:span text:style-name="T1">function</text:span><text:span text:style-name="T2"> </text:span><text:span text:style-name="T6">addToArrayTitles</text:span><text:span text:style-name="T2">() {</text:span></text:p>
      <text:p text:style-name="P3"><text:span text:style-name="T2">  </text:span><text:span text:style-name="T1">let</text:span><text:span text:style-name="T2"> </text:span><text:span text:style-name="T4">title</text:span><text:span text:style-name="T2"> </text:span><text:span text:style-name="T5">=</text:span><text:span text:style-name="T2"> </text:span><text:span text:style-name="T4">document</text:span><text:span text:style-name="T2">.</text:span><text:span text:style-name="T6">getElementById</text:span><text:span text:style-name="T2">(</text:span><text:span text:style-name="T9">"inputTitle"</text:span><text:span text:style-name="T2">).</text:span><text:span text:style-name="T4">value</text:span><text:span text:style-name="T2">;</text:span></text:p>
      <text:p text:style-name="P3"><text:span text:style-name="T2">  </text:span><text:span text:style-name="T4">titles</text:span><text:span text:style-name="T2">.</text:span><text:span text:style-name="T6">push</text:span><text:span text:style-name="T2">(</text:span><text:span text:style-name="T4">title</text:span><text:span text:style-name="T2">);</text:span></text:p>
      <text:p text:style-name="P3"><text:span text:style-name="T2">  </text:span><text:span text:style-name="T6">save</text:span><text:span text:style-name="T2">();</text:span></text:p>
      <text:p text:style-name="P4">}</text:p>
      <text:p text:style-name="Standard"/>
      <text:p text:style-name="P3"><text:span text:style-name="T1">function</text:span><text:span text:style-name="T2"> </text:span><text:span text:style-name="T6">addToArrayNotes</text:span><text:span text:style-name="T2">() {</text:span></text:p>
      <text:p text:style-name="P3"><text:span text:style-name="T2">  </text:span><text:span text:style-name="T1">let</text:span><text:span text:style-name="T2"> </text:span><text:span text:style-name="T4">note</text:span><text:span text:style-name="T2"> </text:span><text:span text:style-name="T5">=</text:span><text:span text:style-name="T2"> </text:span><text:span text:style-name="T4">document</text:span><text:span text:style-name="T2">.</text:span><text:span text:style-name="T6">getElementById</text:span><text:span text:style-name="T2">(</text:span><text:span text:style-name="T9">"inputNote"</text:span><text:span text:style-name="T2">).</text:span><text:span text:style-name="T4">value</text:span><text:span text:style-name="T2">;</text:span></text:p>
      <text:p text:style-name="P3"><text:span text:style-name="T2">  </text:span><text:span text:style-name="T4">notes</text:span><text:span text:style-name="T2">.</text:span><text:span text:style-name="T6">push</text:span><text:span text:style-name="T2">(</text:span><text:span text:style-name="T4">note</text:span><text:span text:style-name="T2">);</text:span></text:p>
      <text:p text:style-name="P3"><text:span text:style-name="T2">  </text:span><text:span text:style-name="T6">save</text:span><text:span text:style-name="T2">();</text:span></text:p>
      <text:p text:style-name="P4">}</text:p>
      <text:p text:style-name="Standard"><text:soft-page-break/></text:p>
      <text:p text:style-name="P3"><text:span text:style-name="T1">function</text:span><text:span text:style-name="T2"> </text:span><text:span text:style-name="T6">save</text:span><text:span text:style-name="T2">() {</text:span></text:p>
      <text:p text:style-name="P3"><text:span text:style-name="T2">  </text:span><text:span text:style-name="T1">let</text:span><text:span text:style-name="T2"> </text:span><text:span text:style-name="T4">notesAsText</text:span><text:span text:style-name="T2"> </text:span><text:span text:style-name="T5">=</text:span><text:span text:style-name="T2"> </text:span><text:span text:style-name="T4">JSON</text:span><text:span text:style-name="T2">.</text:span><text:span text:style-name="T6">stringify</text:span><text:span text:style-name="T2">(</text:span><text:span text:style-name="T4">notes</text:span><text:span text:style-name="T2">);</text:span></text:p>
      <text:p text:style-name="P3"><text:span text:style-name="T2">  </text:span><text:span text:style-name="T4">localStorage</text:span><text:span text:style-name="T2">.</text:span><text:span text:style-name="T6">setItem</text:span><text:span text:style-name="T2">(</text:span><text:span text:style-name="T9">"notes"</text:span><text:span text:style-name="T2">, </text:span><text:span text:style-name="T4">notesAsText</text:span><text:span text:style-name="T2">);</text:span></text:p>
      <text:p text:style-name="P3"><text:span text:style-name="T2">  </text:span><text:span text:style-name="T1">let</text:span><text:span text:style-name="T2"> </text:span><text:span text:style-name="T4">titlesAsText</text:span><text:span text:style-name="T2"> </text:span><text:span text:style-name="T5">=</text:span><text:span text:style-name="T2"> </text:span><text:span text:style-name="T4">JSON</text:span><text:span text:style-name="T2">.</text:span><text:span text:style-name="T6">stringify</text:span><text:span text:style-name="T2">(</text:span><text:span text:style-name="T4">titles</text:span><text:span text:style-name="T2">);</text:span></text:p>
      <text:p text:style-name="P3"><text:span text:style-name="T2">  </text:span><text:span text:style-name="T4">localStorage</text:span><text:span text:style-name="T2">.</text:span><text:span text:style-name="T6">setItem</text:span><text:span text:style-name="T2">(</text:span><text:span text:style-name="T9">"titles"</text:span><text:span text:style-name="T2">, </text:span><text:span text:style-name="T4">titlesAsText</text:span><text:span text:style-name="T2">);</text:span></text:p>
      <text:p text:style-name="P4">}</text:p>
      <text:p text:style-name="Standard"/>
      <text:p text:style-name="P2">// function addToArrayCards() {</text:p>
      <text:p text:style-name="P2">//   let card = document.getElementById("notesContainer").value;</text:p>
      <text:p text:style-name="P2">//   cards.push(card);</text:p>
      <text:p text:style-name="P2">// }</text:p>
      <text:p text:style-name="Standard"/>
      <text:p text:style-name="P3"><text:span text:style-name="T1">function</text:span><text:span text:style-name="T2"> </text:span><text:span text:style-name="T6">deleteCard</text:span><text:span text:style-name="T2">(</text:span><text:span text:style-name="T4">i</text:span><text:span text:style-name="T2">) {</text:span></text:p>
      <text:p text:style-name="P3"><text:span text:style-name="T2">  </text:span><text:span text:style-name="T4">titles</text:span><text:span text:style-name="T2">.</text:span><text:span text:style-name="T6">splice</text:span><text:span text:style-name="T2">([</text:span><text:span text:style-name="T4">i</text:span><text:span text:style-name="T2">], [</text:span><text:span text:style-name="T11">1</text:span><text:span text:style-name="T2">]);</text:span></text:p>
      <text:p text:style-name="P3"><text:span text:style-name="T2">  </text:span><text:span text:style-name="T4">notes</text:span><text:span text:style-name="T2">.</text:span><text:span text:style-name="T6">splice</text:span><text:span text:style-name="T2">([</text:span><text:span text:style-name="T4">i</text:span><text:span text:style-name="T2">], [</text:span><text:span text:style-name="T11">1</text:span><text:span text:style-name="T2">]);</text:span></text:p>
      <text:p text:style-name="P3"><text:span text:style-name="T2">  </text:span><text:span text:style-name="T10">// cards.splice([i], [1]);</text:span></text:p>
      <text:p text:style-name="P3"><text:span text:style-name="T2">  </text:span><text:span text:style-name="T6">renderCards</text:span><text:span text:style-name="T2">();</text:span></text:p>
      <text:p text:style-name="P3"><text:span text:style-name="T2">  </text:span><text:span text:style-name="T6">save</text:span><text:span text:style-name="T2">();</text:span></text:p>
      <text:p text:style-name="P1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8:14:03.736000000</meta:creation-date>
    <dc:date>2024-02-26T17:20:37.621000000</dc:date>
    <meta:editing-duration>PT9H6M34S</meta:editing-duration>
    <meta:editing-cycles>1</meta:editing-cycles>
    <meta:document-statistic meta:table-count="0" meta:image-count="0" meta:object-count="0" meta:page-count="2" meta:paragraph-count="58" meta:word-count="148" meta:character-count="1547" meta:non-whitespace-character-count="1363"/>
    <meta:generator>LibreOffice/7.6.4.1$Windows_X86_64 LibreOffice_project/e19e193f88cd6c0525a17fb7a176ed8e6a3e2aa1</meta:generator>
  </office:meta>
</office:document-meta>
</file>